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Segoe UI', Arial, freesans, sans-serif"/>
    <style:font-face style:name="Helvetica" svg:font-family="Helvetica, arial, nimbussansl, liberationsans, freesans, clean, sans-serif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8736in"/>
    </style:style>
    <style:style style:name="Table1.C" style:family="table-column">
      <style:table-column-properties style:column-width="5.179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4pt" officeooo:rsid="0029b43b" officeooo:paragraph-rsid="0029b43b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fo:font-size="14pt" officeooo:rsid="002a1b6f" officeooo:paragraph-rsid="002a1b6f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font-size="14pt" officeooo:rsid="002b1776" officeooo:paragraph-rsid="002b1776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4pt" officeooo:rsid="002d156c" officeooo:paragraph-rsid="002d156c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officeooo:rsid="002d19bf" officeooo:paragraph-rsid="002eb125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officeooo:rsid="002eb125" officeooo:paragraph-rsid="002eb125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fo:font-size="14pt" officeooo:rsid="002f2545" officeooo:paragraph-rsid="002f2545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officeooo:rsid="00308e9c" officeooo:paragraph-rsid="00308e9c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font-size="14pt" officeooo:rsid="0031b6ce" officeooo:paragraph-rsid="0031b6ce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31f953" officeooo:paragraph-rsid="0031f953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32b5cf" officeooo:paragraph-rsid="0032b5cf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rsid="0032e7a8" officeooo:paragraph-rsid="0032e7a8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officeooo:rsid="00340362" officeooo:paragraph-rsid="00340362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font-size="14pt" officeooo:rsid="0034432f" officeooo:paragraph-rsid="0034432f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34a7b6" officeooo:paragraph-rsid="0034a7b6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fo:font-size="14pt" officeooo:rsid="0034f9c6" officeooo:paragraph-rsid="0034f9c6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fo:font-size="14pt" officeooo:rsid="0036d988" officeooo:paragraph-rsid="0036d988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font-size="14pt" officeooo:rsid="00380ea9" officeooo:paragraph-rsid="00380ea9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fo:font-size="14pt" officeooo:rsid="003866e3" officeooo:paragraph-rsid="003866e3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fo:font-size="14pt" officeooo:rsid="0039b3ac" officeooo:paragraph-rsid="0039b3ac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8pt" officeooo:paragraph-rsid="00164acb" style:font-size-asian="18pt" style:font-size-complex="18pt"/>
    </style:style>
    <style:style style:name="P22" style:family="paragraph" style:parent-style-name="Standard">
      <style:paragraph-properties fo:text-align="center" style:justify-single-word="false"/>
      <style:text-properties fo:font-size="18pt" officeooo:paragraph-rsid="001eb634" style:font-size-asian="18pt" style:font-size-complex="18pt"/>
    </style:style>
    <style:style style:name="P23" style:family="paragraph" style:parent-style-name="Standard">
      <style:paragraph-properties fo:text-align="center" style:justify-single-word="false"/>
      <style:text-properties fo:font-size="18pt" officeooo:rsid="001eb634" officeooo:paragraph-rsid="001eb634" style:font-size-asian="18pt" style:font-size-complex="18pt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8pt" officeooo:rsid="00164acb" officeooo:paragraph-rsid="00164acb" style:font-size-asian="18pt" style:font-size-complex="18pt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8pt" officeooo:rsid="00164acb" officeooo:paragraph-rsid="00199d64" style:font-size-asian="18pt" style:font-size-complex="18pt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8pt" officeooo:rsid="00199d64" officeooo:paragraph-rsid="00199d64" style:font-size-asian="18pt" style:font-size-complex="18pt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8pt" officeooo:rsid="001b6b18" officeooo:paragraph-rsid="001b6b18" style:font-size-asian="18pt" style:font-size-complex="18pt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28pt" officeooo:rsid="00164acb" officeooo:paragraph-rsid="00164acb" style:font-size-asian="28pt" style:font-size-complex="28pt"/>
    </style:style>
    <style:style style:name="P29" style:family="paragraph" style:parent-style-name="Standard">
      <style:paragraph-properties fo:text-align="center" style:justify-single-word="false"/>
      <style:text-properties style:font-name="Liberation Serif" fo:font-size="28pt" officeooo:rsid="0024a20a" officeooo:paragraph-rsid="0024a20a" style:font-size-asian="28pt" style:font-size-complex="28pt"/>
    </style:style>
    <style:style style:name="P30" style:family="paragraph" style:parent-style-name="Standard">
      <style:paragraph-properties fo:text-align="center" style:justify-single-word="false"/>
      <style:text-properties fo:font-size="14pt" fo:font-weight="bold" officeooo:rsid="001eb634" officeooo:paragraph-rsid="001eb634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1eb634" officeooo:paragraph-rsid="001eb634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rsid="0020a382" officeooo:paragraph-rsid="0020a382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20a382" officeooo:paragraph-rsid="0021cbb5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288f4e" officeooo:paragraph-rsid="00288f4e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center" style:justify-single-word="false" fo:break-before="page"/>
      <style:text-properties fo:font-size="18pt" officeooo:paragraph-rsid="00164acb" style:font-size-asian="18pt" style:font-size-complex="18pt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333333" style:text-line-through-style="none" style:text-line-through-type="none" style:font-name="Liberation Serif" fo:letter-spacing="normal" fo:font-style="normal" style:text-underline-style="none" fo:font-weight="normal" officeooo:rsid="00164acb" style:text-blinking="false" fo:background-color="transparent" loext:char-shading-value="0"/>
    </style:style>
    <style:style style:name="T3" style:family="text">
      <style:text-properties fo:font-variant="normal" fo:text-transform="none" fo:color="#333333" style:font-name="Liberation Serif" fo:letter-spacing="normal" fo:font-style="normal"/>
    </style:style>
    <style:style style:name="T4" style:family="text">
      <style:text-properties fo:font-variant="normal" fo:text-transform="none" fo:color="#333333" style:font-name="Liberation Serif" fo:letter-spacing="normal" fo:font-style="normal" fo:font-weight="normal"/>
    </style:style>
    <style:style style:name="T5" style:family="text">
      <style:text-properties fo:font-variant="normal" fo:text-transform="none" fo:color="#333333" style:font-name="Liberation Serif" fo:letter-spacing="normal" fo:font-style="normal" fo:font-weight="normal" officeooo:rsid="001eb634"/>
    </style:style>
    <style:style style:name="T6" style:family="text">
      <style:text-properties fo:font-variant="normal" fo:text-transform="none" fo:color="#333333" style:font-name="Liberation Serif" fo:letter-spacing="normal" fo:font-style="normal" officeooo:rsid="001f847f"/>
    </style:style>
    <style:style style:name="T7" style:family="text">
      <style:text-properties fo:font-variant="normal" fo:text-transform="none" fo:color="#333333" style:font-name="Liberation Serif" fo:letter-spacing="normal" fo:font-style="normal" officeooo:rsid="0020a382"/>
    </style:style>
    <style:style style:name="T8" style:family="text">
      <style:text-properties fo:font-variant="normal" fo:text-transform="none" fo:color="#333333" style:font-name="Liberation Serif" fo:letter-spacing="normal" fo:font-style="normal" officeooo:rsid="00219a63"/>
    </style:style>
    <style:style style:name="T9" style:family="text">
      <style:text-properties fo:font-variant="normal" fo:text-transform="none" fo:color="#333333" style:font-name="Liberation Serif" fo:letter-spacing="normal" fo:font-style="normal" officeooo:rsid="0021cbb5"/>
    </style:style>
    <style:style style:name="T10" style:family="text">
      <style:text-properties fo:font-variant="normal" fo:text-transform="none" fo:color="#333333" style:font-name="Liberation Serif" fo:letter-spacing="normal" fo:font-style="normal" officeooo:rsid="0022d34e"/>
    </style:style>
    <style:style style:name="T11" style:family="text">
      <style:text-properties fo:font-variant="normal" fo:text-transform="none" fo:color="#333333" style:font-name="Liberation Serif" fo:letter-spacing="normal" fo:font-style="normal" officeooo:rsid="0029b43b"/>
    </style:style>
    <style:style style:name="T12" style:family="text">
      <style:text-properties fo:font-variant="normal" fo:text-transform="none" fo:color="#333333" style:font-name="Liberation Serif" fo:letter-spacing="normal" fo:font-style="normal" officeooo:rsid="002f741b"/>
    </style:style>
    <style:style style:name="T13" style:family="text">
      <style:text-properties style:font-name="Liberation Serif" officeooo:rsid="00164acb"/>
    </style:style>
    <style:style style:name="T14" style:family="text">
      <style:text-properties officeooo:rsid="0016919b"/>
    </style:style>
    <style:style style:name="T15" style:family="text">
      <style:text-properties officeooo:rsid="00199d64"/>
    </style:style>
    <style:style style:name="T16" style:family="text">
      <style:text-properties officeooo:rsid="001be5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PicChat</text:p>
      <text:p text:style-name="P28">CS1530 Sprint 1-Deliverable 1</text:p>
      <text:p text:style-name="P24"><text:span text:style-name="T16">Due Date: </text:span>June 10<text:span text:style-name="T1">th</text:span> 2015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7">Team Members:</text:p>
      <text:p text:style-name="P25">Blaise Clair - <text:span text:style-name="T14">Product Owner</text:span></text:p>
      <text:p text:style-name="P26">Andrew Harper – Software Developer</text:p>
      <text:p text:style-name="P24">Neel Kowdley - <text:span text:style-name="T15">Software Developer</text:span></text:p>
      <text:p text:style-name="P21"><text:span text:style-name="T13">Dom G</text:span><text:span text:style-name="T2">rigore - </text:span><text:span text:style-name="T4">Quality Assurance Manager</text:span></text:p>
      <text:p text:style-name="P35"><text:span text:style-name="T4"/></text:p>
      <text:p text:style-name="P22"><text:span text:style-name="T5">User Stories and Backlog:</text:span></text:p>
      <text:p text:style-name="P23"/>
      <text:p text:style-name="P30"><text:span text:style-name="T3">How User Stories are Developed:</text:span></text:p>
      <text:p text:style-name="P31"><text:span text:style-name="T3"><text:tab/>We developed our User Stories for this sprint by first, discussing the project with the client. <text:s/>We communicated extensively with our clients, and from our meetings with them, we were able to determine a list of requirements based on the clients needs.</text:span></text:p>
      <text:p text:style-name="P31"/>
      <text:p text:style-name="P31"><text:span text:style-name="T3"><text:tab/></text:span><text:span text:style-name="T6">W</text:span><text:span text:style-name="T3">e were able </text:span><text:span text:style-name="T6">to come up with User Stories by evaluating each requirement, and determining which person in the development and use in the project would benefit from the requir</text:span><text:span text:style-name="T7">e</text:span><text:span text:style-name="T6">ment.</text:span></text:p>
      <text:p text:style-name="P31"/>
      <text:p text:style-name="P32"><text:span text:style-name="T6">P</text:span><text:span text:style-name="T3">riorities for each user story were determined by a number of characteristics:</text:span></text:p>
      <text:p text:style-name="P32"><text:span text:style-name="T3">1) If a user story “blocked” other user stories or backlog items. <text:s/>This would occur if <text:s/>one user story is dependent on, or unable to be worked on until another story being completed. <text:s/></text:span><text:span text:style-name="T10">The “blocking story” should be given a higher priority.</text:span></text:p>
      <text:p text:style-name="P32"><text:span text:style-name="T3">2) How integral the user story is to the client. <text:s/>If the user story is important to the client in the overall product, </text:span><text:span text:style-name="T10">it should have a higher priority.</text:span></text:p>
      <text:p text:style-name="P33"><text:span text:style-name="T3">3) </text:span><text:span text:style-name="T8"><text:s/></text:span><text:span text:style-name="T9">H</text:span><text:span text:style-name="T8">ow much benefit would be gained from completing the project</text:span><text:span text:style-name="T3">. If the user story is </text:span><text:span text:style-name="T9">contains a major feature, it should have a higher priority.</text:span></text:p>
      <text:p text:style-name="P33"/>
      <text:p text:style-name="P34"><text:span text:style-name="T9">O</text:span><text:span text:style-name="T3">u</text:span><text:span text:style-name="T11">r User Stories</text:span><text:span text:style-name="T3">, ranked </text:span><text:span text:style-name="T12">by priority</text:span><text:span text:style-name="T3"> is as follows:</text:span>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8">Priority(1 is highest)</text:p>
          </table:table-cell>
          <table:table-cell table:style-name="Table1.A1" office:value-type="string">
            <text:p text:style-name="P1">User Story Number</text:p>
          </table:table-cell>
          <table:table-cell table:style-name="Table1.C1" office:value-type="string">
            <text:p text:style-name="P1">User Story: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">1</text:p>
          </table:table-cell>
          <table:table-cell table:style-name="Table1.C2" office:value-type="string">
            <text:p text:style-name="P2">As a user, I want to have a Maps interface with locations of posts marked, so that I am able to view where my friends are when they make posts.</text:p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1">2</text:p>
          </table:table-cell>
          <table:table-cell table:style-name="Table1.C2" office:value-type="string">
            <text:p text:style-name="P3">As a developer, I want a back end database so that I can easily store and retrieve data about posts.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6">16</text:p>
          </table:table-cell>
          <table:table-cell table:style-name="Table1.C2" office:value-type="string">
            <text:p text:style-name="P5">As a user, I want to be able to make text posts with the location of the post, so that I can create content for people to see.</text:p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6">3</text:p>
          </table:table-cell>
          <table:table-cell table:style-name="Table1.C2" office:value-type="string">
            <text:p text:style-name="P4">As a user, I want the ability to upload photos, so that I can share cool pictures with their locations for my friends to see.</text:p>
          </table:table-cell>
        </table:table-row>
        <table:table-row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7">4</text:p>
          </table:table-cell>
          <table:table-cell table:style-name="Table1.C2" office:value-type="string">
            <text:p text:style-name="P7">As a user, I want to be able to log onto the site with a profile, in order to save my settings and preferences.</text:p>
          </table:table-cell>
        </table:table-row>
        <table:table-row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9">5</text:p>
          </table:table-cell>
          <table:table-cell table:style-name="Table1.C2" office:value-type="string">
            <text:p text:style-name="P9">As a user, I want to be able to search by location and by user name, in order to filter the amount of posts visible on my screen.</text:p>
          </table:table-cell>
        </table:table-row>
        <text:soft-page-break/>
        <table:table-row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11">15</text:p>
          </table:table-cell>
          <table:table-cell table:style-name="Table1.C2" office:value-type="string">
            <text:p text:style-name="P11">As a user, I want my location to automatically be determined, so that I do not have to select a location each time I post.</text:p>
          </table:table-cell>
        </table:table-row>
        <table:table-row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12">14</text:p>
          </table:table-cell>
          <table:table-cell table:style-name="Table1.C2" office:value-type="string">
            <text:p text:style-name="P12">As a user, <text:s/>I want to select the location of my post, so that I can choose where it gets displayed, if no location is able to be determined.</text:p>
          </table:table-cell>
        </table:table-row>
        <table:table-row>
          <table:table-cell table:style-name="Table1.A2" office:value-type="string">
            <text:p text:style-name="P8">9</text:p>
          </table:table-cell>
          <table:table-cell table:style-name="Table1.A2" office:value-type="string">
            <text:p text:style-name="P10">13</text:p>
          </table:table-cell>
          <table:table-cell table:style-name="Table1.C2" office:value-type="string">
            <text:p text:style-name="P10">As a user, I want to be able to choose whether I want to share my location or not, so that I can keep my whereabouts private</text:p>
          </table:table-cell>
        </table:table-row>
        <table:table-row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13">11</text:p>
          </table:table-cell>
          <table:table-cell table:style-name="Table1.C2" office:value-type="string">
            <text:p text:style-name="P13">As a user, I want a clean and easy to understand User Interface, so that I can easily use this site, without needing help.</text:p>
          </table:table-cell>
        </table:table-row>
        <table:table-row>
          <table:table-cell table:style-name="Table1.A2" office:value-type="string">
            <text:p text:style-name="P8">11</text:p>
          </table:table-cell>
          <table:table-cell table:style-name="Table1.A2" office:value-type="string">
            <text:p text:style-name="P14">6</text:p>
          </table:table-cell>
          <table:table-cell table:style-name="Table1.C2" office:value-type="string">
            <text:p text:style-name="P14">As a user, I want the ability to initiate a chat with my online friends, so that I can communicate on one platform.</text:p>
          </table:table-cell>
        </table:table-row>
        <table:table-row>
          <table:table-cell table:style-name="Table1.A2" office:value-type="string">
            <text:p text:style-name="P8">12</text:p>
          </table:table-cell>
          <table:table-cell table:style-name="Table1.A2" office:value-type="string">
            <text:p text:style-name="P15">7</text:p>
          </table:table-cell>
          <table:table-cell table:style-name="Table1.C2" office:value-type="string">
            <text:p text:style-name="P15">As a user, I want a translator app, so that I can read posts from people all over the map.</text:p>
          </table:table-cell>
        </table:table-row>
        <table:table-row>
          <table:table-cell table:style-name="Table1.A2" office:value-type="string">
            <text:p text:style-name="P8">13</text:p>
          </table:table-cell>
          <table:table-cell table:style-name="Table1.A2" office:value-type="string">
            <text:p text:style-name="P17">8</text:p>
          </table:table-cell>
          <table:table-cell table:style-name="Table1.C2" office:value-type="string">
            <text:p text:style-name="P16">As a user, I want the ability to convert currency easily, so that I can determine costs if I see them for places all around the map.</text:p>
          </table:table-cell>
        </table:table-row>
        <table:table-row>
          <table:table-cell table:style-name="Table1.A2" office:value-type="string">
            <text:p text:style-name="P8">14</text:p>
          </table:table-cell>
          <table:table-cell table:style-name="Table1.A2" office:value-type="string">
            <text:p text:style-name="P18">9</text:p>
          </table:table-cell>
          <table:table-cell table:style-name="Table1.C2" office:value-type="string">
            <text:p text:style-name="P18">As a user, I want to quickly view the weather, so that I can make plans based on what occurs on the map.</text:p>
          </table:table-cell>
        </table:table-row>
        <table:table-row>
          <table:table-cell table:style-name="Table1.A2" office:value-type="string">
            <text:p text:style-name="P8">15</text:p>
          </table:table-cell>
          <table:table-cell table:style-name="Table1.A2" office:value-type="string">
            <text:p text:style-name="P20">17</text:p>
          </table:table-cell>
          <table:table-cell table:style-name="Table1.C2" office:value-type="string">
            <text:p text:style-name="P19">As a tester, I want a large number of photos with location data, so that I can verify locations are pulled correctly from photos.</text:p>
          </table:table-cell>
        </table:table-row>
      </table:table>
      <text:p text:style-name="P3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'Segoe UI', Arial, freesans, sans-serif"/>
    <style:font-face style:name="Helvetica" svg:font-family="Helvetica, arial, nimbussansl, liberationsans, freesans, clean, sans-serif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el Kowdley</meta:initial-creator>
    <meta:creation-date>2015-06-09T16:37:06.947895442</meta:creation-date>
    <dc:date>2015-06-09T18:28:38.983693262</dc:date>
    <dc:creator>Neel Kowdley</dc:creator>
    <meta:editing-duration>PT1H45M26S</meta:editing-duration>
    <meta:editing-cycles>41</meta:editing-cycles>
    <meta:generator>LibreOffice/4.2.8.2$Linux_X86_64 LibreOffice_project/420m0$Build-2</meta:generator>
    <meta:document-statistic meta:table-count="1" meta:image-count="0" meta:object-count="0" meta:page-count="3" meta:paragraph-count="65" meta:word-count="646" meta:character-count="3267" meta:non-whitespace-character-count="2676"/>
  </office:meta>
</office:document-meta>
</file>